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1"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2"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3"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4"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3848" officeooo:paragraph-rsid="007f3848"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2"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dd750e"/>
    </style:style>
    <style:style style:name="P175" style:family="paragraph" style:parent-style-name="Standard">
      <style:paragraph-properties fo:text-align="justify" style:justify-single-word="false"/>
      <style:text-properties officeooo:paragraph-rsid="00edfe36"/>
    </style:style>
    <style:style style:name="P176" style:family="paragraph" style:parent-style-name="Standard">
      <style:paragraph-properties fo:text-align="justify" style:justify-single-word="false"/>
      <style:text-properties fo:font-weight="normal" style:font-weight-asian="normal" style:font-weight-complex="normal"/>
    </style:style>
    <style:style style:name="P177"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8"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9" style:family="paragraph" style:parent-style-name="Standard">
      <style:text-properties fo:font-weight="normal" officeooo:paragraph-rsid="01035e15" style:font-weight-asian="normal" style:font-weight-complex="normal"/>
    </style:style>
    <style:style style:name="P180" style:family="paragraph" style:parent-style-name="Standard">
      <style:paragraph-properties fo:text-align="justify" style:justify-single-word="false"/>
      <style:text-properties officeooo:rsid="01002862" officeooo:paragraph-rsid="01002862"/>
    </style:style>
    <style:style style:name="P181" style:family="paragraph" style:parent-style-name="Standard">
      <style:paragraph-properties fo:text-align="justify" style:justify-single-word="false"/>
      <style:text-properties officeooo:rsid="01002862" officeooo:paragraph-rsid="01020499"/>
    </style:style>
    <style:style style:name="P182" style:family="paragraph" style:parent-style-name="Standard">
      <style:paragraph-properties fo:text-align="justify" style:justify-single-word="false"/>
      <style:text-properties officeooo:rsid="0105245a" officeooo:paragraph-rsid="0105245a"/>
    </style:style>
    <style:style style:name="P183"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3"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9" style:family="paragraph" style:parent-style-name="Standard">
      <style:paragraph-properties fo:text-align="center" style:justify-single-word="false"/>
      <style:text-properties fo:font-size="22pt" style:text-underline-style="solid" style:text-underline-type="double" style:text-underline-width="auto" style:text-underline-color="font-color" fo:font-weight="bold" officeooo:rsid="01083502" officeooo:paragraph-rsid="01083502" style:font-size-asian="22pt" style:font-weight-asian="bold" style:font-size-complex="22pt" style:font-weight-complex="bold"/>
    </style:style>
    <style:style style:name="P230"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1" style:family="paragraph" style:parent-style-name="Standard">
      <style:paragraph-properties fo:text-align="justify" style:justify-single-word="false"/>
      <style:text-properties style:font-name="Times New Roman" officeooo:rsid="01061e67" officeooo:paragraph-rsid="01061e67"/>
    </style:style>
    <style:style style:name="P232" style:family="paragraph" style:parent-style-name="Standard">
      <style:paragraph-properties fo:line-height="100%" fo:text-align="justify" style:justify-single-word="false"/>
      <style:text-properties style:font-name="Times New Roman" officeooo:rsid="01061e67" officeooo:paragraph-rsid="01061e67"/>
    </style:style>
    <style:style style:name="P233"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6" style:family="paragraph" style:parent-style-name="Standard">
      <style:paragraph-properties fo:text-align="justify" style:justify-single-word="false" fo:break-before="page"/>
      <style:text-properties officeooo:rsid="01002862" officeooo:paragraph-rsid="01002862"/>
    </style:style>
    <style:style style:name="P237" style:family="paragraph" style:parent-style-name="Standard">
      <style:paragraph-properties fo:text-align="justify" style:justify-single-word="false" fo:break-before="page"/>
      <style:text-properties fo:font-size="14pt" fo:font-weight="bold" officeooo:rsid="0105245a" officeooo:paragraph-rsid="0105245a" style:font-size-asian="14pt" style:font-weight-asian="bold" style:font-size-complex="14pt" style:font-weight-complex="bold"/>
    </style:style>
    <style:style style:name="P238" style:family="paragraph" style:parent-style-name="Standard">
      <style:paragraph-properties fo:text-align="justify" style:justify-single-word="false" fo:break-before="page"/>
      <style:text-properties fo:font-size="14pt" fo:font-style="normal" fo:font-weight="bold" officeooo:rsid="005a24c4" officeooo:paragraph-rsid="005a24c4"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0991475" officeooo:paragraph-rsid="00991475"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fo:break-before="page"/>
      <style:text-properties fo:font-size="14pt" fo:font-style="normal" fo:font-weight="bold" officeooo:rsid="00e39fd2" officeooo:paragraph-rsid="00e39fd2" style:font-size-asian="14pt" style:font-style-asian="normal" style:font-weight-asian="bold" style:font-size-complex="14pt" style:font-style-complex="normal" style:font-weight-complex="bold"/>
    </style:style>
    <style:style style:name="P241" style:family="paragraph" style:parent-style-name="Standard">
      <style:paragraph-properties fo:text-align="justify" style:justify-single-word="false" fo:break-before="page"/>
      <style:text-properties fo:font-size="14pt" fo:font-style="normal" fo:font-weight="bold" officeooo:rsid="01002862" officeooo:paragraph-rsid="01002862" style:font-size-asian="14pt" style:font-style-asian="normal" style:font-weight-asian="bold" style:font-size-complex="14pt" style:font-style-complex="normal" style:font-weight-complex="bold"/>
    </style:style>
    <style:style style:name="P242" style:family="paragraph" style:parent-style-name="Standard">
      <style:paragraph-properties fo:text-align="center" style:justify-single-word="false" fo:break-before="page"/>
      <style:text-properties style:font-name="Times New Roman" fo:font-size="12pt" fo:font-style="italic" fo:font-weight="bold" officeooo:rsid="01097329" officeooo:paragraph-rsid="01097329" style:font-size-asian="12pt" style:font-style-asian="italic" style:font-weight-asian="bold" style:font-size-complex="12pt" style:font-style-complex="italic" style:font-weight-complex="bold"/>
    </style:style>
    <style:style style:name="P243"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4"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5"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6"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7"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8"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49"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style="normal" fo:font-weight="normal"/>
    </style:style>
    <style:style style:name="P250" style:family="paragraph" style:parent-style-name="Standard">
      <style:paragraph-properties fo:text-align="justify" style:justify-single-word="false"/>
      <style:text-properties style:font-name="Times New Roman" fo:font-size="14pt" fo:font-weight="bold" officeooo:rsid="01061e67" officeooo:paragraph-rsid="01061e67" style:font-size-asian="14pt" style:font-weight-asian="bold" style:font-size-complex="14pt" style:font-weight-complex="bold"/>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officeooo:rsid="0107eeac"/>
    </style:style>
    <style:style style:name="T179" style:family="text">
      <style:text-properties fo:font-variant="normal" fo:text-transform="none" fo:color="#212121" fo:letter-spacing="normal"/>
    </style:style>
    <style:style style:name="T180" style:family="text">
      <style:text-properties fo:font-variant="normal" fo:text-transform="none" fo:color="#212121" fo:letter-spacing="normal" officeooo:rsid="011ed1dc"/>
    </style:style>
    <style:style style:name="T181" style:family="text">
      <style:text-properties fo:font-variant="normal" fo:text-transform="none" fo:color="#212121" fo:font-size="12pt" fo:letter-spacing="normal" fo:font-style="normal" fo:font-weight="normal"/>
    </style:style>
    <style:style style:name="T182" style:family="text">
      <style:text-properties fo:font-variant="normal" fo:text-transform="none" fo:color="#212121" style:font-name="Times New Roman" fo:font-size="12pt" fo:letter-spacing="normal" fo:language="de" fo:country="DE"/>
    </style:style>
    <style:style style:name="T183" style:family="text">
      <style:text-properties officeooo:rsid="01097329" style:font-size-asian="12pt" style:font-weight-asian="normal" style:font-size-complex="12pt" style:font-weight-complex="normal"/>
    </style:style>
    <style:style style:name="T184" style:family="text">
      <style:text-properties officeooo:rsid="0109a002" style:font-size-asian="12pt" style:font-weight-asian="normal" style:font-size-complex="12pt" style:font-weight-complex="normal"/>
    </style:style>
    <style:style style:name="T185" style:family="text">
      <style:text-properties officeooo:rsid="0109a002"/>
    </style:style>
    <style:style style:name="T186" style:family="text">
      <style:text-properties officeooo:rsid="010b631f"/>
    </style:style>
    <style:style style:name="T187" style:family="text">
      <style:text-properties officeooo:rsid="010c7676"/>
    </style:style>
    <style:style style:name="T188" style:family="text">
      <style:text-properties officeooo:rsid="010ece71"/>
    </style:style>
    <style:style style:name="T189" style:family="text">
      <style:text-properties officeooo:rsid="010ff3ec"/>
    </style:style>
    <style:style style:name="T190" style:family="text">
      <style:text-properties officeooo:rsid="0111d3a6"/>
    </style:style>
    <style:style style:name="T191" style:family="text">
      <style:text-properties officeooo:rsid="011208e6"/>
    </style:style>
    <style:style style:name="T192" style:family="text">
      <style:text-properties officeooo:rsid="0113a765"/>
    </style:style>
    <style:style style:name="T193" style:family="text">
      <style:text-properties officeooo:rsid="0114d464"/>
    </style:style>
    <style:style style:name="T194" style:family="text">
      <style:text-properties officeooo:rsid="0115a8e6"/>
    </style:style>
    <style:style style:name="T195" style:family="text">
      <style:text-properties fo:font-weight="normal" officeooo:rsid="00749f8e" style:font-weight-asian="normal" style:font-weight-complex="normal"/>
    </style:style>
    <style:style style:name="T196" style:family="text">
      <style:text-properties fo:font-weight="normal" officeooo:rsid="00f451ae" style:font-weight-asian="normal" style:font-weight-complex="normal"/>
    </style:style>
    <style:style style:name="T197" style:family="text">
      <style:text-properties officeooo:rsid="0116ec71"/>
    </style:style>
    <style:style style:name="T198" style:family="text">
      <style:text-properties officeooo:rsid="01181c0b"/>
    </style:style>
    <style:style style:name="T199" style:family="text">
      <style:text-properties fo:font-size="12pt" style:font-size-asian="12pt" style:font-size-complex="12pt"/>
    </style:style>
    <style:style style:name="T200" style:family="text">
      <style:text-properties fo:font-size="12pt" fo:font-style="normal" officeooo:rsid="00fb3b14" style:font-size-asian="12pt" style:font-style-asian="normal" style:font-size-complex="12pt" style:font-style-complex="normal"/>
    </style:style>
    <style:style style:name="T201" style:family="text">
      <style:text-properties fo:font-size="12pt" fo:font-style="normal" officeooo:rsid="01181c0b" style:font-size-asian="12pt" style:font-style-asian="normal" style:font-size-complex="12pt" style:font-style-complex="normal"/>
    </style:style>
    <style:style style:name="T202" style:family="text">
      <style:text-properties officeooo:rsid="011971c6"/>
    </style:style>
    <style:style style:name="T203" style:family="text">
      <style:text-properties officeooo:rsid="011b71be"/>
    </style:style>
    <style:style style:name="T204" style:family="text">
      <style:text-properties officeooo:rsid="011c81ec"/>
    </style:style>
    <style:style style:name="T205" style:family="text">
      <style:text-properties officeooo:rsid="011d804a"/>
    </style:style>
    <style:style style:name="T206" style:family="text">
      <style:text-properties officeooo:rsid="011ee170"/>
    </style:style>
    <style:style style:name="T207" style:family="text">
      <style:text-properties officeooo:rsid="012124e5"/>
    </style:style>
    <style:style style:name="T208" style:family="text">
      <style:text-properties officeooo:rsid="0121a6a4"/>
    </style:style>
    <style:style style:name="T209" style:family="text">
      <style:text-properties officeooo:rsid="01227d61"/>
    </style:style>
    <style:style style:name="T210" style:family="text">
      <style:text-properties officeooo:rsid="01231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Einleitung</text:p>
      <text:p text:style-name="P231"/>
      <text:p text:style-name="P233">Von Don Tapscott</text:p>
      <text:p text:style-name="P233"/>
      <text:p text:style-name="P233"><text:line-break/><text:span text:style-name="T181">Anfang 2014 begannen mein Sohn Alex und ich mit der Recherche für unser Buch Blockchain Revolution. Ich hatte an der 20. Jubiläumsausgabe von The gearbeitet Digital Economy und über die letzten zwei Jahrzehnte nachdenken und was als nächstes kommt, ich war fasziniert von Bitcoin und Kryptowährungen. Inzwischen, Alex war eine Führungskraft bei der Investmentbank Canaccord Genuity. Er bemerkte die wachsende Begeisterung der frühen Bitcoin - und Blockchain - Unternehmen in 2013 und begann, die Bemühungen seiner Firma im Raum zu führen. Während eines Vater-Sohnes Skireise zum Berg Tremblant Anfang 2014 haben wir uns beim Abendessen über Brainstorming unterhalten Englisch: www.db-artmag.de/2005/1/e/1/302.php Bei der Zusammenarbeit zu diesem Thema und um eine lange Geschichte kurz zu machen, entschied man sich für ein Buch. Wir waren uns der Schriften von Andreas M. Antonopoulos und unserer Arbeit bewusst zog uns schnell in die umfangreiche Sammlung seiner Reden auf YouTube. ich erinnere dich daran, sie stundenlang zu beobachten und erneut zu beobachten Notizen überall. Alex und ich waren beeindruckt von seiner Tiefe Wissen, seine Geläufigkeit erklären komplexe Konzepte und seine Klarheit Denken. Hier war jemand, der die schwierigsten Themen vorstellt einfache Ausdrücke mit starken Analogien und mit Leidenschaft und Einsicht in jedem sich unterhalten. Ich erinnere mich daran zu denken, "wie kann dieser Kerl so viel über etwas wissen so neu? " In einem Video im Jahr 2013 wurde er gefilmt, wie er mit anderen an einem Tisch sprach - aber YouTube enthüllte, dass Zehntausende von Menschen das Video gesehen hatten Diskussion. In einem anderen zeigte er die größte Bereitwilligkeit angesichts der Widrigkeiten unvergesslich in einem brillanten Vortrag über "Bitcoin Neutralität" zu einer großen Konvention Halle mit nur zwei Personen darin sitzen. Wenn die Kamera herangezoomt ist, könnte es sein Ich denke, dass er aufgrund seiner Energie und Ausdruckskraft mit einem ganzen Theater sprach. Es war gut, er beharrte. Zum Glück waren diese und andere Gespräche per Video erfasst und wir können alle heute profitieren. Mit der Veröffentlichung von The Internet of Money, sind streng bearbeitete Versionen dieser Vorträge sicher zu sein dankbar von vielen erhalten, einschließlich mir. Die Vorträge sind jeweils einzigartig (nein Präsentationen in Dosen hier), unausgesprochen und überzeugend. Es gibt wenige Leute Wer hat die Fähigkeit, bei jedem schwierigen Thema zu sprechen, lassen Sie allein auf diesem.</text:span> </text:p>
      <text:p text:style-name="P232"/>
      <text:p text:style-name="P245"><text:bookmark text:name="tw-target-text2"/>Die Anfänge der meisten technologischen Revolutionen werden von der</text:p>
      <text:p text:style-name="P248">Bauherren, und es gibt typischerweise einen Mangel an tiefer Konzeptualisierung und Klarheit</text:p>
      <text:p text:style-name="P248">Erläuterung. Es dauerte Jahrzehnte nach der Gründung des Arpanet - der</text:p>
      <text:p text:style-name="P248">frühe Inkarnation des Internets - für große Denker, um die Implikationen zu erforschen</text:p>
      <text:p text:style-name="P248">von dem, was die erste Generation der digitalen Revolution für unser Leben bedeuten könnte.</text:p>
      <text:p text:style-name="P248">So war es mit der zweiten Ära des Internets - die Technologie hinter Digital</text:p>
      <text:p text:style-name="P248">Währungen. Die ersten Jahre von Bitcoin wurden von Entwicklern und dann dominiert</text:p>
      <text:p text:style-name="P248">Spekulanten - beide Praktiker in gewissem Sinne. Frühe Befürworter vorgestellt</text:p>
      <text:p text:style-name="P248">Theorien darüber, wie diese neue Technologie uns von den Fesseln der</text:p>
      <text:p text:style-name="P248">Regierung, aber die Welt brauchte mehr als ideologische Botschaften zu</text:p>
      <text:p text:style-name="P248">verstehe die Bedeutung einer breiteren Bedeutung von Kryptowährungen. Wir ... auch</text:p>
      <text:p text:style-name="P248">Ich brauchte jemanden, der mir erklärte, wie das ganze Zeug funktioniert hat.</text:p>
      <text:p text:style-name="P248">Einfach gesagt, Andreas trat ein. Tatsächlich wette ich, dass die Geschichte sich daran erinnern wird</text:p>
      <text:p text:style-name="P248">es gab niemanden, der eine wichtigere Rolle in den frühen Tagen von spielte</text:p>
      <text:p text:style-name="P248">Erklären Bitcoin, was es ist und was es bedeutet. Unnötig zu sagen, wann es</text:p>
      <text:p text:style-name="P248">kam zu Tiefeninterviews mit Vordenkern für unser eigenes Buch, wir</text:p>
      <text:p text:style-name="P248">hat ziemlich viel mit Andreas angefangen.</text:p>
      <text:p text:style-name="P248"><text:soft-page-break/>Wenn ich diese Sammlung von Aufsätzen lese, ist es erstaunlich, über diesen Andreas nachzudenken</text:p>
      <text:p text:style-name="P248">war poetisch und tiefgründig geworden, Jahre zuvor hatte noch kaum jemand davon gehört</text:p>
      <text:p text:style-name="P248">von Bitcoin. Aber lies das nicht für die historische Aufzeichnung eines verstohlenen Geistes.</text:p>
      <text:p text:style-name="P248">Lies es vielmehr für seine reichhaltigen Einsichten, die ebenso relevant sind, wenn nicht mehr</text:p>
      <text:p text:style-name="P248">relevant, heute.</text:p>
      <text:p text:style-name="P248">Andreas hatte schon früh etwas Großes vor. Alex und ich stimme dem zu, eine neue Art von</text:p>
      <text:p text:style-name="P248">Internet ist in der Herstellung. In den letzten Jahrzehnten hatten wir das Internet von</text:p>
      <text:p text:style-name="P248">Information, aber heute erleben wir die Geburt des Internet of Value oder</text:p>
      <text:p text:style-name="P248">wie Andreas es das Internet des Geldes nennt. Jeder, lieber Leser, muss es tun</text:p>
      <text:p text:style-name="P248">Verstehen Sie diese Revolution, denn ihre Wirkung wird sicherlich genauso groß oder größer sein</text:p>
      <text:p text:style-name="P248">die erste Ära.</text:p>
      <text:p text:style-name="P248">Nebenbei bemerkt, als Kanadier bin ich ein direkter Nutznießer von</text:p>
      <text:p text:style-name="P248">Andreas verstohlener Verstand. Im März 2014 genehmigte der kanadische Senat die</text:p>
      <text:p text:style-name="P248">Ständiger Ausschuss des Senats für Banken, Handel und Handel zu studieren</text:p>
      <text:p text:style-name="P248">digitale Währungen, mit besonderem Augenmerk auf ihre potenziellen Risiken, Bedrohungen und</text:p>
      <text:p text:style-name="P248">Vorteile. Das Interesse des Senats an dem Thema war etwas negativ</text:p>
      <text:p text:style-name="P248">motiviert durch Medienberichte über Bitcoin, mit dem Geld und Geld gewaschen werden</text:p>
      <text:p text:style-name="P248">Verbrechen begehen. Andreas hat vor dem Ausschuss ausgesagt und seine Sitzung ist jetzt</text:p>
      <text:p text:style-name="P249"><text:span text:style-name="T182">etwas legendär in Blockchain Lore. Wie ein Senator mir sagte: "Er hat uns umgehau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7M56S</meta:editing-duration>
    <meta:editing-cycles>130</meta:editing-cycles>
    <meta:generator>LibreOffice/5.4.6.2$Windows_X86_64 LibreOffice_project/4014ce260a04f1026ba855d3b8d91541c224eab8</meta:generator>
    <dc:date>2018-07-12T15:11:13.558000000</dc:date>
    <meta:document-statistic meta:table-count="0" meta:image-count="0" meta:object-count="0" meta:page-count="2" meta:paragraph-count="39" meta:word-count="798" meta:character-count="5291" meta:non-whitespace-character-count="4530"/>
    <meta:user-defined meta:name="Info 1"/>
    <meta:user-defined meta:name="Info 2"/>
    <meta:user-defined meta:name="Info 3"/>
    <meta:user-defined meta:name="Info 4"/>
  </office:meta>
</office:document-meta>
</file>